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officeooo:paragraph-rsid="0010e670"/>
    </style:style>
    <style:style style:name="P2" style:family="paragraph" style:parent-style-name="Preformatted_20_Text">
      <style:text-properties officeooo:paragraph-rsid="000eddab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officeooo:paragraph-rsid="000eddab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0eddab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size="10pt" officeooo:paragraph-rsid="000eddab" style:font-size-asian="8.75pt" style:font-size-complex="10pt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font-size="10pt" officeooo:paragraph-rsid="00102f92" style:font-size-asian="8.75pt" style:font-size-complex="10pt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fo:font-size="10pt" officeooo:paragraph-rsid="00102f92" style:font-size-asian="8.75pt" style:font-size-complex="10pt"/>
    </style:style>
    <style:style style:name="P8" style:family="paragraph" style:parent-style-name="Preformatted_20_Text">
      <style:text-properties fo:font-size="10pt" officeooo:paragraph-rsid="00102f92" style:font-size-asian="8.75pt" style:font-size-complex="10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fo:font-size="10pt" officeooo:paragraph-rsid="0012204f" style:font-size-asian="8.75pt" style:font-size-complex="10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fo:font-size="10pt" officeooo:paragraph-rsid="001104fc" style:font-size-asian="10pt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font-size="10pt" officeooo:rsid="0010e670" officeooo:paragraph-rsid="001104fc" style:font-size-asian="10pt" style:font-size-complex="10pt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font-size="10pt" officeooo:rsid="001104fc" officeooo:paragraph-rsid="001104fc" style:font-size-asian="10pt" style:font-size-complex="10pt"/>
    </style:style>
    <style:style style:name="P13" style:family="paragraph" style:parent-style-name="Preformatted_20_Text">
      <style:text-properties officeooo:paragraph-rsid="00102f92"/>
    </style:style>
    <style:style style:name="P14" style:family="paragraph" style:parent-style-name="Preformatted_20_Text">
      <style:paragraph-properties fo:margin-left="1.251cm" fo:margin-right="0cm" fo:text-indent="0cm" style:auto-text-indent="false"/>
      <style:text-properties officeooo:paragraph-rsid="00102f92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officeooo:paragraph-rsid="00102f92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fo:font-size="6pt" officeooo:paragraph-rsid="00102f92" style:font-size-asian="6pt" style:font-size-complex="6pt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fo:font-size="6pt" officeooo:paragraph-rsid="0012204f" style:font-size-asian="6pt" style:font-size-complex="6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officeooo:paragraph-rsid="0010e670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officeooo:paragraph-rsid="0012204f"/>
    </style:style>
    <style:style style:name="P20" style:family="paragraph" style:parent-style-name="Preformatted_20_Text">
      <style:text-properties officeooo:paragraph-rsid="0012204f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officeooo:paragraph-rsid="0012204f"/>
    </style:style>
    <style:style style:name="P22" style:family="paragraph" style:parent-style-name="Preformatted_20_Text">
      <style:text-properties officeooo:rsid="0010e670" officeooo:paragraph-rsid="0010e670"/>
    </style:style>
    <style:style style:name="P2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rsid="0010e670" officeooo:paragraph-rsid="0010e670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officeooo:paragraph-rsid="001104fc"/>
    </style:style>
    <style:style style:name="P25" style:family="paragraph" style:parent-style-name="Preformatted_20_Text">
      <style:text-properties officeooo:paragraph-rsid="001104fc"/>
    </style:style>
    <style:style style:name="P26" style:family="paragraph" style:parent-style-name="Preformatted_20_Text">
      <style:text-properties officeooo:rsid="001104fc" officeooo:paragraph-rsid="001104fc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officeooo:rsid="001104fc" officeooo:paragraph-rsid="001104fc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rsid="001104fc" officeooo:paragraph-rsid="0012204f"/>
    </style:style>
    <style:style style:name="P29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  <style:text-properties officeooo:paragraph-rsid="000eddab"/>
    </style:style>
    <style:style style:name="P30" style:family="paragraph" style:parent-style-name="Heading_20_4" style:list-style-name="WWNum2">
      <style:paragraph-properties fo:text-align="start" style:justify-single-word="false" style:writing-mode="lr-tb"/>
      <style:text-properties officeooo:paragraph-rsid="0010e670"/>
    </style:style>
    <style:style style:name="P31" style:family="paragraph" style:parent-style-name="Heading_20_4" style:list-style-name="WWNum2">
      <style:paragraph-properties fo:text-align="start" style:justify-single-word="false" style:writing-mode="lr-tb"/>
      <style:text-properties officeooo:paragraph-rsid="001104fc"/>
    </style:style>
    <style:style style:name="P32" style:family="paragraph" style:parent-style-name="Heading_20_4" style:list-style-name="WWNum2">
      <style:paragraph-properties fo:text-align="start" style:justify-single-word="false" style:writing-mode="lr-tb"/>
      <style:text-properties officeooo:paragraph-rsid="0012204f"/>
    </style:style>
    <style:style style:name="P33" style:family="paragraph" style:parent-style-name="Heading_20_4" style:list-style-name="WWNum2">
      <style:paragraph-properties fo:margin-left="0cm" fo:margin-right="0cm" fo:text-align="start" style:justify-single-word="false" fo:text-indent="0cm" style:auto-text-indent="false" style:writing-mode="lr-tb"/>
      <style:text-properties officeooo:paragraph-rsid="0012204f"/>
    </style:style>
    <style:style style:name="P34" style:family="paragraph" style:parent-style-name="Heading_20_4" style:list-style-name="WWNum2">
      <style:paragraph-properties fo:margin-top="0.212cm" fo:margin-bottom="0.212cm" style:contextual-spacing="false" fo:text-align="start" style:justify-single-word="false" style:writing-mode="lr-tb"/>
      <style:text-properties officeooo:paragraph-rsid="0012204f"/>
    </style:style>
    <style:style style:name="P35" style:family="paragraph" style:parent-style-name="Preformatted_20_Text" style:list-style-name="L1">
      <style:text-properties officeooo:paragraph-rsid="000eddab"/>
    </style:style>
    <style:style style:name="P36" style:family="paragraph" style:parent-style-name="Preformatted_20_Text" style:list-style-name="L2">
      <style:text-properties officeooo:paragraph-rsid="000eddab"/>
    </style:style>
    <style:style style:name="P37" style:family="paragraph" style:parent-style-name="Preformatted_20_Text" style:list-style-name="L3">
      <style:text-properties officeooo:paragraph-rsid="000eddab"/>
    </style:style>
    <style:style style:name="P38" style:family="paragraph" style:parent-style-name="Preformatted_20_Text" style:list-style-name="L4">
      <style:text-properties officeooo:paragraph-rsid="000eddab"/>
    </style:style>
    <style:style style:name="P39" style:family="paragraph" style:parent-style-name="Preformatted_20_Text" style:list-style-name="L5">
      <style:text-properties officeooo:paragraph-rsid="000eddab"/>
    </style:style>
    <style:style style:name="P40" style:family="paragraph" style:parent-style-name="Preformatted_20_Text" style:list-style-name="L6">
      <style:text-properties officeooo:paragraph-rsid="00102f92"/>
    </style:style>
    <style:style style:name="P41" style:family="paragraph" style:parent-style-name="Preformatted_20_Text" style:list-style-name="L7">
      <style:text-properties officeooo:paragraph-rsid="00102f92"/>
    </style:style>
    <style:style style:name="P42" style:family="paragraph" style:parent-style-name="Preformatted_20_Text" style:list-style-name="L8">
      <style:text-properties officeooo:paragraph-rsid="00102f92"/>
    </style:style>
    <style:style style:name="P43" style:family="paragraph" style:parent-style-name="Preformatted_20_Text" style:list-style-name="L9">
      <style:text-properties officeooo:paragraph-rsid="00102f92"/>
    </style:style>
    <style:style style:name="P44" style:family="paragraph" style:parent-style-name="Preformatted_20_Text" style:list-style-name="L10">
      <style:text-properties officeooo:paragraph-rsid="00102f92"/>
    </style:style>
    <style:style style:name="P45" style:family="paragraph" style:parent-style-name="Preformatted_20_Text" style:list-style-name="L10">
      <style:text-properties fo:font-size="10pt" officeooo:paragraph-rsid="00102f92" style:font-size-asian="8.75pt" style:font-size-complex="10pt"/>
    </style:style>
    <style:style style:name="P46" style:family="paragraph" style:parent-style-name="Preformatted_20_Text" style:list-style-name="L38">
      <style:text-properties fo:font-size="10pt" officeooo:paragraph-rsid="0012204f" style:font-size-asian="10pt" style:font-size-complex="10pt"/>
    </style:style>
    <style:style style:name="P47" style:family="paragraph" style:parent-style-name="Preformatted_20_Text" style:list-style-name="L41">
      <style:text-properties fo:font-size="10pt" officeooo:paragraph-rsid="0012204f" style:font-size-asian="10pt" style:font-size-complex="10pt"/>
    </style:style>
    <style:style style:name="P48" style:family="paragraph" style:parent-style-name="Preformatted_20_Text" style:list-style-name="L11">
      <style:text-properties officeooo:paragraph-rsid="00102f92"/>
    </style:style>
    <style:style style:name="P49" style:family="paragraph" style:parent-style-name="Preformatted_20_Text" style:list-style-name="L12">
      <style:text-properties officeooo:paragraph-rsid="00102f92"/>
    </style:style>
    <style:style style:name="P50" style:family="paragraph" style:parent-style-name="Preformatted_20_Text" style:list-style-name="L13">
      <style:text-properties officeooo:paragraph-rsid="00102f92"/>
    </style:style>
    <style:style style:name="P51" style:family="paragraph" style:parent-style-name="Preformatted_20_Text" style:list-style-name="L14">
      <style:text-properties officeooo:paragraph-rsid="00102f92"/>
    </style:style>
    <style:style style:name="P52" style:family="paragraph" style:parent-style-name="Preformatted_20_Text" style:list-style-name="L15">
      <style:text-properties officeooo:paragraph-rsid="00102f92"/>
    </style:style>
    <style:style style:name="P53" style:family="paragraph" style:parent-style-name="Preformatted_20_Text" style:list-style-name="L16">
      <style:text-properties officeooo:paragraph-rsid="0010e670"/>
    </style:style>
    <style:style style:name="P54" style:family="paragraph" style:parent-style-name="Preformatted_20_Text" style:list-style-name="L17">
      <style:text-properties officeooo:rsid="0010e670" officeooo:paragraph-rsid="0010e670"/>
    </style:style>
    <style:style style:name="P55" style:family="paragraph" style:parent-style-name="Preformatted_20_Text" style:list-style-name="L19">
      <style:text-properties officeooo:rsid="0010e670" officeooo:paragraph-rsid="0010e670"/>
    </style:style>
    <style:style style:name="P56" style:family="paragraph" style:parent-style-name="Preformatted_20_Text" style:list-style-name="L18">
      <style:text-properties officeooo:paragraph-rsid="0010e670"/>
    </style:style>
    <style:style style:name="P57" style:family="paragraph" style:parent-style-name="Preformatted_20_Text" style:list-style-name="L20">
      <style:text-properties officeooo:paragraph-rsid="0010e670"/>
    </style:style>
    <style:style style:name="P58" style:family="paragraph" style:parent-style-name="Preformatted_20_Text" style:list-style-name="L21">
      <style:text-properties officeooo:paragraph-rsid="0010e670"/>
    </style:style>
    <style:style style:name="P59" style:family="paragraph" style:parent-style-name="Preformatted_20_Text" style:list-style-name="L21">
      <style:text-properties style:text-underline-style="solid" style:text-underline-width="auto" style:text-underline-color="font-color" officeooo:rsid="0010e670" officeooo:paragraph-rsid="0010e670"/>
    </style:style>
    <style:style style:name="P60" style:family="paragraph" style:parent-style-name="Preformatted_20_Text" style:list-style-name="L23">
      <style:text-properties officeooo:rsid="001104fc" officeooo:paragraph-rsid="001104fc"/>
    </style:style>
    <style:style style:name="P61" style:family="paragraph" style:parent-style-name="Preformatted_20_Text" style:list-style-name="L25">
      <style:text-properties officeooo:rsid="001104fc" officeooo:paragraph-rsid="001104fc"/>
    </style:style>
    <style:style style:name="P62" style:family="paragraph" style:parent-style-name="Preformatted_20_Text" style:list-style-name="L27">
      <style:text-properties officeooo:rsid="001104fc" officeooo:paragraph-rsid="001104fc"/>
    </style:style>
    <style:style style:name="P63" style:family="paragraph" style:parent-style-name="Preformatted_20_Text" style:list-style-name="L29">
      <style:text-properties officeooo:rsid="001104fc" officeooo:paragraph-rsid="001104fc"/>
    </style:style>
    <style:style style:name="P64" style:family="paragraph" style:parent-style-name="Preformatted_20_Text" style:list-style-name="L24">
      <style:text-properties officeooo:paragraph-rsid="001104fc"/>
    </style:style>
    <style:style style:name="P65" style:family="paragraph" style:parent-style-name="Preformatted_20_Text" style:list-style-name="L28">
      <style:text-properties officeooo:paragraph-rsid="001104fc"/>
    </style:style>
    <style:style style:name="P66" style:family="paragraph" style:parent-style-name="Preformatted_20_Text" style:list-style-name="L30">
      <style:text-properties officeooo:paragraph-rsid="001104fc"/>
    </style:style>
    <style:style style:name="P67" style:family="paragraph" style:parent-style-name="Preformatted_20_Text" style:list-style-name="L31">
      <style:text-properties officeooo:paragraph-rsid="0012204f"/>
    </style:style>
    <style:style style:name="P68" style:family="paragraph" style:parent-style-name="Preformatted_20_Text" style:list-style-name="L32">
      <style:text-properties officeooo:paragraph-rsid="0012204f"/>
    </style:style>
    <style:style style:name="P69" style:family="paragraph" style:parent-style-name="Preformatted_20_Text" style:list-style-name="L33">
      <style:text-properties officeooo:paragraph-rsid="0012204f"/>
    </style:style>
    <style:style style:name="P70" style:family="paragraph" style:parent-style-name="Preformatted_20_Text" style:list-style-name="L34">
      <style:text-properties officeooo:paragraph-rsid="0012204f"/>
    </style:style>
    <style:style style:name="P71" style:family="paragraph" style:parent-style-name="Preformatted_20_Text" style:list-style-name="L35">
      <style:text-properties officeooo:paragraph-rsid="0012204f"/>
    </style:style>
    <style:style style:name="P72" style:family="paragraph" style:parent-style-name="Preformatted_20_Text" style:list-style-name="L36">
      <style:text-properties officeooo:paragraph-rsid="0012204f"/>
    </style:style>
    <style:style style:name="P73" style:family="paragraph" style:parent-style-name="Preformatted_20_Text" style:list-style-name="L37">
      <style:text-properties officeooo:paragraph-rsid="0012204f"/>
    </style:style>
    <style:style style:name="P74" style:family="paragraph" style:parent-style-name="Preformatted_20_Text" style:list-style-name="L39">
      <style:text-properties officeooo:paragraph-rsid="0012204f"/>
    </style:style>
    <style:style style:name="P75" style:family="paragraph" style:parent-style-name="Preformatted_20_Text" style:list-style-name="L40">
      <style:text-properties officeooo:paragraph-rsid="0012204f"/>
    </style:style>
    <style:style style:name="P76" style:family="paragraph" style:parent-style-name="Preformatted_20_Text" style:list-style-name="L42">
      <style:text-properties officeooo:paragraph-rsid="0012204f"/>
    </style:style>
    <style:style style:name="P77" style:family="paragraph" style:parent-style-name="Preformatted_20_Text" style:list-style-name="L43">
      <style:text-properties officeooo:paragraph-rsid="0012204f"/>
    </style:style>
    <style:style style:name="P78" style:family="paragraph" style:parent-style-name="Preformatted_20_Text" style:list-style-name="L44">
      <style:text-properties officeooo:paragraph-rsid="0012204f"/>
    </style:style>
    <style:style style:name="P79" style:family="paragraph" style:parent-style-name="Preformatted_20_Text" style:list-style-name="L45">
      <style:text-properties officeooo:paragraph-rsid="0012204f"/>
    </style:style>
    <style:style style:name="P80" style:family="paragraph" style:parent-style-name="Preformatted_20_Text" style:list-style-name="L46">
      <style:text-properties officeooo:paragraph-rsid="0012204f"/>
    </style:style>
    <style:style style:name="P81" style:family="paragraph" style:parent-style-name="Standard" style:list-style-name="L22">
      <style:text-properties fo:font-size="10pt" officeooo:paragraph-rsid="001104fc" style:font-size-asian="10pt" style:font-size-complex="10pt"/>
    </style:style>
    <style:style style:name="P82" style:family="paragraph" style:parent-style-name="Standard" style:list-style-name="L26">
      <style:text-properties fo:font-size="10pt" officeooo:paragraph-rsid="001104fc" style:font-size-asian="10pt" style:font-size-complex="10pt"/>
    </style:style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officeooo:rsid="000eddab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officeooo:rsid="000edda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0e670"/>
    </style:style>
    <style:style style:name="T6" style:family="text">
      <style:text-properties officeooo:rsid="0010e670"/>
    </style:style>
    <style:style style:name="T7" style:family="text">
      <style:text-properties officeooo:rsid="001104fc"/>
    </style:style>
    <style:style style:name="T8" style:family="text">
      <style:text-properties officeooo:rsid="001395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81737760" text:style-name="WWNum2">
        <text:list-item>
          <text:h text:style-name="P29" text:outline-level="1"><text:bookmark text:name="docs-internal-guid-393e44ae-7fff-e537-f1"/><text:span text:style-name="T1">MYSQL Assignment No:</text:span><text:span text:style-name="T2">4</text:span></text:h>
        </text:list-item>
      </text:list>
      <text:p text:style-name="Preformatted_20_Text"/>
      <text:list xml:id="list1202571413" text:style-name="L1">
        <text:list-item>
          <text:p text:style-name="P35">mysql&gt; CREATE DATABASE <text:span text:style-name="T8">Saranya</text:span>;</text:p>
          <text:p text:style-name="P35">Query OK, 1 row affected (0.02 sec)</text:p>
        </text:list-item>
      </text:list>
      <text:p text:style-name="P2"/>
      <text:list xml:id="list181309217944817" text:continue-numbering="true" text:style-name="L1">
        <text:list-item>
          <text:p text:style-name="P35">mysql&gt; USE <text:span text:style-name="T8">Saranya</text:span></text:p>
          <text:p text:style-name="P35">Database changed</text:p>
          <text:p text:style-name="P35"/>
        </text:list-item>
      </text:list>
      <text:p text:style-name="P2"/>
      <text:list xml:id="list1403768773" text:style-name="L2">
        <text:list-item>
          <text:p text:style-name="P36">mysql&gt; CREATE TABLE Location (Location_Id INT PRIMARY KEY, Regional_Group VARCHAR(20));</text:p>
          <text:p text:style-name="P36">Query OK, 0 rows affected (0.06 sec<text:span text:style-name="T3">)</text:span></text:p>
          <text:p text:style-name="P36"/>
        </text:list-item>
      </text:list>
      <text:list xml:id="list1410281095" text:style-name="L3">
        <text:list-item>
          <text:p text:style-name="P37">mysql&gt; INSERT INTO Location (Location_Id, Regional_Group) VALUES</text:p>
        </text:list-item>
      </text:list>
      <text:p text:style-name="P3"><text:s text:c="4"/>-&gt; (1, 'Thiruvananthapuram'),</text:p>
      <text:p text:style-name="P3"><text:s text:c="4"/>-&gt; (2, 'Kollam'),</text:p>
      <text:p text:style-name="P3"><text:s text:c="4"/>-&gt; (3, 'Pathanamthitta'),</text:p>
      <text:p text:style-name="P3"><text:s text:c="4"/>-&gt; (4, 'Alappuzha'),</text:p>
      <text:p text:style-name="P3"><text:s text:c="4"/>-&gt; (5, 'Kottayam'),</text:p>
      <text:p text:style-name="P3"><text:s text:c="4"/>-&gt; (6, 'Idukki'),</text:p>
      <text:p text:style-name="P3"><text:s text:c="4"/>-&gt; (7, 'Ernakulam'),</text:p>
      <text:p text:style-name="P3"><text:s text:c="4"/>-&gt; (8, 'Thrissur'),</text:p>
      <text:p text:style-name="P3"><text:s text:c="4"/>-&gt; (9, 'Palakkad'),</text:p>
      <text:p text:style-name="P3"><text:s text:c="4"/>-&gt; (10, 'Malappuram');</text:p>
      <text:p text:style-name="P3">Query OK, 10 rows affected (0.01 sec)</text:p>
      <text:p text:style-name="P3">Records: 10 <text:s/>Duplicates: 0 <text:s/>Warnings: 0</text:p>
      <text:p text:style-name="P3"/>
      <text:p text:style-name="P4"/>
      <text:list xml:id="list1191001310" text:style-name="L4">
        <text:list-item>
          <text:p text:style-name="P38">mysql&gt; CREATE TABLE Department (Department_Id INT PRIMARY KEY, Name VARCHAR(255), Location_Id INT, FOREIGN KEY (Location_Id) REFERENCES Location(Location_Id));</text:p>
        </text:list-item>
      </text:list>
      <text:p text:style-name="P3">Query OK, 0 rows affected (0.08 sec)</text:p>
      <text:p text:style-name="P3"/>
      <text:list xml:id="list2060275217" text:style-name="L5">
        <text:list-item>
          <text:p text:style-name="P39">mysql&gt; INSERT INTO Department (Department_Id, Name, Location_Id) VALUES</text:p>
        </text:list-item>
      </text:list>
      <text:p text:style-name="P3"><text:s text:c="4"/>-&gt; (10, 'Sales', 1),</text:p>
      <text:p text:style-name="P3"><text:s text:c="4"/>-&gt; (20, 'Marketing', 1),</text:p>
      <text:p text:style-name="P3"><text:s text:c="4"/>-&gt; (30, 'Finance', 2),</text:p>
      <text:p text:style-name="P3"><text:s text:c="4"/>-&gt; (40, 'Human Resources', 2),</text:p>
      <text:p text:style-name="P3"><text:s text:c="4"/>-&gt; (50, 'Operations', 3),</text:p>
      <text:p text:style-name="P3"><text:s text:c="4"/>-&gt; (60, 'IT', 3),</text:p>
      <text:p text:style-name="P3"><text:s text:c="4"/>-&gt; (70, 'Research and Development', 4),</text:p>
      <text:p text:style-name="P3"><text:s text:c="4"/>-&gt; (80, 'Customer Service', 4),</text:p>
      <text:p text:style-name="P3"><text:s text:c="4"/>-&gt; (90, 'Production', 5),</text:p>
      <text:p text:style-name="P3"><text:s text:c="4"/>-&gt; (100, 'Quality Assurance', 5);</text:p>
      <text:p text:style-name="P3">Query OK, 10 rows affected (0.01 sec)</text:p>
      <text:p text:style-name="P3">Records: 10 <text:s/>Duplicates: 0 <text:s/>Warnings: 0</text:p>
      <text:p text:style-name="P3"/>
      <text:p text:style-name="P5"/>
      <text:list xml:id="list2400792021" text:style-name="L6">
        <text:list-item>
          <text:p text:style-name="P40">mysql&gt; CREATE TABLE Job (Job_Id INT PRIMARY KEY, `Function` VARCHAR(30));</text:p>
        </text:list-item>
      </text:list>
      <text:p text:style-name="P14">Query OK, 0 rows affected (0.06 sec)</text:p>
      <text:p text:style-name="P15"/>
      <text:list xml:id="list363095234" text:style-name="L7">
        <text:list-item>
          <text:p text:style-name="P41">mysql&gt; INSERT INTO Job (Job_Id, `Function`) VALUES</text:p>
        </text:list-item>
      </text:list>
      <text:p text:style-name="P14"><text:s text:c="4"/>-&gt; (1, 'Manager'),</text:p>
      <text:p text:style-name="P14"><text:s text:c="4"/>-&gt; (2, 'Engineer'),</text:p>
      <text:p text:style-name="P14"><text:s text:c="4"/>-&gt; (3, 'Analyst'),</text:p>
      <text:p text:style-name="P14"><text:s text:c="4"/>-&gt; (4, 'Supervisor'),</text:p>
      <text:p text:style-name="P14"><text:s text:c="4"/>-&gt; (5, 'Coordinator'),</text:p>
      <text:p text:style-name="P14"><text:s text:c="4"/>-&gt; (6, 'Specialist'),</text:p>
      <text:p text:style-name="P14"><text:s text:c="4"/>-&gt; (7, 'Administrator'),</text:p>
      <text:p text:style-name="P14"><text:s text:c="4"/>-&gt; (8, 'Consultant'),</text:p>
      <text:p text:style-name="P14"><text:s text:c="4"/>-&gt; (9, 'Developer'),</text:p>
      <text:p text:style-name="P14"><text:s text:c="4"/>-&gt; (10, 'Designer');</text:p>
      <text:p text:style-name="P14">Query OK, 10 rows affected (0.02 sec)</text:p>
      <text:p text:style-name="P14">Records: 10 <text:s/>Duplicates: 0 <text:s/>Warnings: 0</text:p>
      <text:p text:style-name="P14"/>
      <text:p text:style-name="P14"/>
      <text:list xml:id="list3963559064" text:style-name="L8">
        <text:list-item>
          <text:p text:style-name="P42"><text:soft-page-break/>mysql&gt; CREATE TABLE Employee (Employee_Id INT PRIMARY KEY, Lastname VARCHAR(255), Firstname VARCHAR(255), Middlename VARCHAR(255), Job_Id INT, Manager_Id INT, Hiredate DATE, Salary DECIMAL(10, 2), Department_Id INT, FOREIGN KEY (Job_Id) REFERENCES Job(Job_Id), FOREIGN KEY (Manager_Id) REFERENCES Employee(Employee_Id), FOREIGN KEY (Department_Id) REFERENCES Department(Department_Id));</text:p>
        </text:list-item>
      </text:list>
      <text:p text:style-name="P14">Query OK, 0 rows affected (0.10 sec)</text:p>
      <text:p text:style-name="P6"/>
      <text:list xml:id="list4012406715" text:style-name="L9">
        <text:list-item>
          <text:p text:style-name="P43">mysql&gt; INSERT INTO Employee (Employee_Id, Lastname, Firstname, Middlename, Job_Id, Manager_Id, Hiredate, Salary, Department_Id) VALUES</text:p>
        </text:list-item>
      </text:list>
      <text:p text:style-name="P14"><text:s text:c="4"/>-&gt; (101, 'Viswanathan', 'Mohanlal', 'Gopalakrishnan', 1, NULL, '2021-01-01', 5000, 10),</text:p>
      <text:p text:style-name="P14"><text:s text:c="4"/>-&gt; (201, 'Pillai', 'Dileep', 'Kumar', 2, 101, '2021-02-01', 4500, 10),</text:p>
      <text:p text:style-name="P14"><text:s text:c="4"/>-&gt; (301, 'Ali', 'Mammootty', 'Rasheed', 3, 201, '2021-03-01', 4000, 20),</text:p>
      <text:p text:style-name="P14"><text:s text:c="4"/>-&gt; (401, 'Ali', 'Prithviraj', 'Sukumaran', 4, 401, '2021-04-01', 3800, 20),</text:p>
      <text:p text:style-name="P14"><text:s text:c="4"/>-&gt; (501, 'Faasil', 'Fahadh', 'Faasil', 2, 101, '2021-05-01', 4200, 10),</text:p>
      <text:p text:style-name="P14"><text:s text:c="4"/>-&gt; (601, 'Pauly', 'Nivin', 'Jacob', 5, 301, '2021-06-01', 3700, 30),</text:p>
      <text:p text:style-name="P14"><text:s text:c="4"/>-&gt; (701, 'Salmaan', 'Dulquer', 'Salmaan', 6, 601, '2021-07-01', 3900, 30),</text:p>
      <text:p text:style-name="P14"><text:s text:c="4"/>-&gt; (801, 'Ramasamy', 'Jayasurya', 'Rajagopal', 7, 701, '2021-08-01', 4100, 40),</text:p>
      <text:p text:style-name="P14"><text:s text:c="4"/>-&gt; (901, 'Kumar', 'Vineeth', 'Kumar', 4, 201, '2021-09-01', 3800, 20),</text:p>
      <text:p text:style-name="P14"><text:s text:c="4"/>-&gt; (1001, 'Sukumaran', 'Prithviraj', 'Grace', 6, 501, '2021-10-01', 4000, 30);</text:p>
      <text:p text:style-name="P14">Query OK, 10 rows affected (0.01 sec)</text:p>
      <text:p text:style-name="P7">Records: 10 <text:s/>Duplicates: 0 <text:s/>Warnings: 0</text:p>
      <text:p text:style-name="P7"/>
      <text:p text:style-name="P6"/>
      <text:list xml:id="list2038386572" text:style-name="L10">
        <text:list-item>
          <text:p text:style-name="P44">mysql&gt; CREATE TABLE Loan (Employee_Id INT, Firstname VARCHAR(255), Loan_Amount DECIMAL(10, 2), FOREIGN KEY (Employee_Id) REFERENCES Employee(Employee_Id));</text:p>
          <text:p text:style-name="P45">Query OK, 0 rows affected (0.08 sec)</text:p>
        </text:list-item>
      </text:list>
      <text:p text:style-name="P13"/>
      <text:list xml:id="list3408303086" text:style-name="L11">
        <text:list-item>
          <text:p text:style-name="P48">mysql&gt; INSERT INTO Loan (Employee_Id, Firstname, Loan_Amount) VALUES</text:p>
        </text:list-item>
      </text:list>
      <text:p text:style-name="P14"><text:s text:c="4"/>-&gt; (101, 'Mohanlal', 1000),</text:p>
      <text:p text:style-name="P14"><text:s text:c="4"/>-&gt; (201, 'Dileep', 2000),</text:p>
      <text:p text:style-name="P14"><text:s text:c="4"/>-&gt; (301, 'Mammootty', 1500),</text:p>
      <text:p text:style-name="P14"><text:s text:c="4"/>-&gt; (401, 'Prithviraj', 1200),</text:p>
      <text:p text:style-name="P14"><text:s text:c="4"/>-&gt; (501, 'Fahadh', 1800),</text:p>
      <text:p text:style-name="P14"><text:s text:c="4"/>-&gt; (601, 'Nivin', 2500),</text:p>
      <text:p text:style-name="P14"><text:s text:c="4"/>-&gt; (701, 'Dulquer', 2200),</text:p>
      <text:p text:style-name="P14"><text:s text:c="4"/>-&gt; (801, 'Jayasurya', 3000),</text:p>
      <text:p text:style-name="P14"><text:s text:c="4"/>-&gt; (901, 'Vineeth', 1700),</text:p>
      <text:p text:style-name="P14"><text:s text:c="4"/>-&gt; (1001, 'Prithviraj', 1900);</text:p>
      <text:p text:style-name="P14">Query OK, 10 rows affected (0.01 sec)</text:p>
      <text:p text:style-name="P14">Records: 10 <text:s/>Duplicates: 0 <text:s/>Warnings: 0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/>
      <text:list xml:id="list330513377" text:style-name="L12">
        <text:list-item>
          <text:p text:style-name="P49">mysql&gt; SELECT * FROM Location;</text:p>
        </text:list-item>
      </text:list>
      <text:p text:style-name="P14">+-------------+--------------------+</text:p>
      <text:p text:style-name="P14">| Location_Id | Regional_Group <text:s text:c="4"/>|</text:p>
      <text:p text:style-name="P14">+-------------+--------------------+</text:p>
      <text:p text:style-name="P14">| <text:s text:c="10"/>1 | Thiruvananthapuram |</text:p>
      <text:p text:style-name="P14">| <text:s text:c="10"/>2 | Kollam <text:s text:c="12"/>|</text:p>
      <text:p text:style-name="P14">| <text:s text:c="10"/>3 | Pathanamthitta <text:s text:c="4"/>|</text:p>
      <text:p text:style-name="P14">| <text:s text:c="10"/>4 | Alappuzha <text:s text:c="9"/>|</text:p>
      <text:p text:style-name="P14">| <text:s text:c="10"/>5 | Kottayam <text:s text:c="10"/>|</text:p>
      <text:p text:style-name="P14">| <text:s text:c="10"/>6 | Idukki <text:s text:c="12"/>|</text:p>
      <text:p text:style-name="P14">| <text:s text:c="10"/>7 | Ernakulam <text:s text:c="9"/>|</text:p>
      <text:p text:style-name="P14">| <text:s text:c="10"/>8 | Thrissur <text:s text:c="10"/>|</text:p>
      <text:p text:style-name="P14">| <text:s text:c="10"/>9 | Palakkad <text:s text:c="10"/>|</text:p>
      <text:p text:style-name="P14">| <text:s text:c="9"/>10 | Malappuram <text:s text:c="8"/>|</text:p>
      <text:p text:style-name="P14">+-------------+--------------------+</text:p>
      <text:p text:style-name="P14">10 rows in set (0.00 sec)</text:p>
      <text:p text:style-name="P7"/>
      <text:list xml:id="list293161831" text:style-name="L13">
        <text:list-item>
          <text:p text:style-name="P50"><text:soft-page-break/>mysql&gt; SELECT * FROM Department;</text:p>
        </text:list-item>
      </text:list>
      <text:p text:style-name="P14">+---------------+--------------------------+-------------+</text:p>
      <text:p text:style-name="P14">| Department_Id | Name <text:s text:c="20"/>| Location_Id |</text:p>
      <text:p text:style-name="P14">+---------------+--------------------------+-------------+</text:p>
      <text:p text:style-name="P14">| <text:s text:c="11"/>10 | Sales <text:s text:c="19"/>| <text:s text:c="10"/>1 |</text:p>
      <text:p text:style-name="P14">| <text:s text:c="11"/>20 | Marketing <text:s text:c="15"/>| <text:s text:c="10"/>1 |</text:p>
      <text:p text:style-name="P14">| <text:s text:c="11"/>30 | Finance <text:s text:c="17"/>| <text:s text:c="10"/>2 |</text:p>
      <text:p text:style-name="P14">| <text:s text:c="11"/>40 | Human Resources <text:s text:c="9"/>| <text:s text:c="10"/>2 |</text:p>
      <text:p text:style-name="P14">| <text:s text:c="11"/>50 | Operations <text:s text:c="14"/>| <text:s text:c="10"/>3 |</text:p>
      <text:p text:style-name="P14">| <text:s text:c="11"/>60 | IT <text:s text:c="22"/>| <text:s text:c="10"/>3 |</text:p>
      <text:p text:style-name="P14">| <text:s text:c="11"/>70 | Research and Development | <text:s text:c="10"/>4 |</text:p>
      <text:p text:style-name="P14">| <text:s text:c="11"/>80 | Customer Service <text:s text:c="8"/>| <text:s text:c="10"/>4 |</text:p>
      <text:p text:style-name="P14">| <text:s text:c="11"/>90 | Production <text:s text:c="14"/>| <text:s text:c="10"/>5 |</text:p>
      <text:p text:style-name="P14">| <text:s text:c="10"/>100 | Quality Assurance <text:s text:c="7"/>| <text:s text:c="10"/>5 |</text:p>
      <text:p text:style-name="P14">+---------------+--------------------------+-------------+</text:p>
      <text:p text:style-name="P7">10 rows in set (0.00 sec)</text:p>
      <text:p text:style-name="P6"/>
      <text:list xml:id="list3842218499" text:style-name="L14">
        <text:list-item>
          <text:p text:style-name="P51">mysql&gt; SELECT * FROM Job;</text:p>
        </text:list-item>
      </text:list>
      <text:p text:style-name="P14">+--------+---------------+</text:p>
      <text:p text:style-name="P14">| Job_Id | Function <text:s text:c="5"/>|</text:p>
      <text:p text:style-name="P14">+--------+---------------+</text:p>
      <text:p text:style-name="P14">| <text:s text:c="5"/>1 | Manager <text:s text:c="6"/>|</text:p>
      <text:p text:style-name="P14">| <text:s text:c="5"/>2 | Engineer <text:s text:c="5"/>|</text:p>
      <text:p text:style-name="P14">| <text:s text:c="5"/>3 | Analyst <text:s text:c="6"/>|</text:p>
      <text:p text:style-name="P14">| <text:s text:c="5"/>4 | Supervisor <text:s text:c="3"/>|</text:p>
      <text:p text:style-name="P14">| <text:s text:c="5"/>5 | Coordinator <text:s text:c="2"/>|</text:p>
      <text:p text:style-name="P14">| <text:s text:c="5"/>6 | Specialist <text:s text:c="3"/>|</text:p>
      <text:p text:style-name="P14">| <text:s text:c="5"/>7 | Administrator |</text:p>
      <text:p text:style-name="P14">| <text:s text:c="5"/>8 | Consultant <text:s text:c="3"/>|</text:p>
      <text:p text:style-name="P14">| <text:s text:c="5"/>9 | Developer <text:s text:c="4"/>|</text:p>
      <text:p text:style-name="P14">| <text:s text:c="4"/>10 | Designer <text:s text:c="5"/>|</text:p>
      <text:p text:style-name="P14">+--------+---------------+</text:p>
      <text:p text:style-name="P7">10 rows in set (0.00 sec)</text:p>
      <text:p text:style-name="P7"/>
      <text:list xml:id="list2590517947" text:style-name="L15">
        <text:list-item>
          <text:p text:style-name="P52">mysql&gt; SELECT * FROM Employee;</text:p>
        </text:list-item>
      </text:list>
      <text:p text:style-name="P16">+-------------+-------------+------------+----------------+--------+------------+------------+---------+---------------+</text:p>
      <text:p text:style-name="P16">| Employee_Id | Lastname <text:s text:c="3"/>| Firstname <text:s/>| Middlename <text:s text:c="4"/>| Job_Id | Manager_Id | Hiredate <text:s text:c="2"/>| Salary <text:s/>| Department_Id |</text:p>
      <text:p text:style-name="P16">+-------------+-------------+------------+----------------+--------+------------+------------+---------+---------------+</text:p>
      <text:p text:style-name="P16">| <text:s text:c="8"/>101 | Viswanathan | Mohanlal <text:s text:c="2"/>| Gopalakrishnan | <text:s text:c="5"/>1 | <text:s text:c="6"/>NULL | 2021-01-01 | 5000.00 | <text:s text:c="11"/>10 |</text:p>
      <text:p text:style-name="P16">| <text:s text:c="8"/>201 | Pillai <text:s text:c="5"/>| Dileep <text:s text:c="4"/>| Kumar <text:s text:c="9"/>| <text:s text:c="5"/>2 | <text:s text:c="7"/>101 | 2021-02-01 | 4500.00 | <text:s text:c="11"/>10 |</text:p>
      <text:p text:style-name="P16">| <text:s text:c="8"/>301 | Ali <text:s text:c="8"/>| Mammootty <text:s/>| Rasheed <text:s text:c="7"/>| <text:s text:c="5"/>3 | <text:s text:c="7"/>201 | 2021-03-01 | 4000.00 | <text:s text:c="11"/>20 |</text:p>
      <text:p text:style-name="P16">| <text:s text:c="8"/>401 | Ali <text:s text:c="8"/>| Prithviraj | Sukumaran <text:s text:c="5"/>| <text:s text:c="5"/>4 | <text:s text:c="7"/>401 | 2021-04-01 | 3800.00 | <text:s text:c="11"/>20 |</text:p>
      <text:p text:style-name="P16">| <text:s text:c="8"/>501 | Faasil <text:s text:c="5"/>| Fahadh <text:s text:c="4"/>| Faasil <text:s text:c="8"/>| <text:s text:c="5"/>2 | <text:s text:c="7"/>101 | 2021-05-01 | 4200.00 | <text:s text:c="11"/>10 |</text:p>
      <text:p text:style-name="P16">| <text:s text:c="8"/>601 | Pauly <text:s text:c="6"/>| Nivin <text:s text:c="5"/>| Jacob <text:s text:c="9"/>| <text:s text:c="5"/>5 | <text:s text:c="7"/>301 | 2021-06-01 | 3700.00 | <text:s text:c="11"/>30 |</text:p>
      <text:p text:style-name="P16">| <text:s text:c="8"/>701 | Salmaan <text:s text:c="4"/>| Dulquer <text:s text:c="3"/>| Salmaan <text:s text:c="7"/>| <text:s text:c="5"/>6 | <text:s text:c="7"/>601 | 2021-07-01 | 3900.00 | <text:s text:c="11"/>30 |</text:p>
      <text:p text:style-name="P16">| <text:s text:c="8"/>801 | Ramasamy <text:s text:c="3"/>| Jayasurya <text:s/>| Rajagopal <text:s text:c="5"/>| <text:s text:c="5"/>7 | <text:s text:c="7"/>701 | 2021-08-01 | 4100.00 | <text:s text:c="11"/>40 |</text:p>
      <text:p text:style-name="P16">| <text:s text:c="8"/>901 | Kumar <text:s text:c="6"/>| Vineeth <text:s text:c="3"/>| Kumar <text:s text:c="9"/>| <text:s text:c="5"/>4 | <text:s text:c="7"/>201 | 2021-09-01 | 3800.00 | <text:s text:c="11"/>20 |</text:p>
      <text:p text:style-name="P16">| <text:s text:c="7"/>1001 | Sukumaran <text:s text:c="2"/>| Prithviraj | Grace <text:s text:c="9"/>| <text:s text:c="5"/>6 | <text:s text:c="7"/>501 | 2021-10-01 | 4000.00 | <text:s text:c="11"/>30 |</text:p>
      <text:p text:style-name="P16">+-------------+-------------+------------+----------------+--------+------------+------------+---------+---------------+</text:p>
      <text:p text:style-name="P16">10 rows in set (0.00 sec)</text:p>
      <text:p text:style-name="P16"/>
      <text:p text:style-name="P16"/>
      <text:list xml:id="list3129822333" text:style-name="L16">
        <text:list-item>
          <text:p text:style-name="P53">mysql&gt; SELECT * FROM Loan;</text:p>
        </text:list-item>
      </text:list>
      <text:p text:style-name="P18">+-------------+------------+-------------+</text:p>
      <text:p text:style-name="P18">| Employee_Id | Firstname <text:s/>| Loan_Amount |</text:p>
      <text:p text:style-name="P18">+-------------+------------+-------------+</text:p>
      <text:p text:style-name="P18">| <text:s text:c="8"/>101 | Mohanlal <text:s text:c="2"/>| <text:s text:c="4"/>1000.00 |</text:p>
      <text:p text:style-name="P18">| <text:s text:c="8"/>201 | Dileep <text:s text:c="4"/>| <text:s text:c="4"/>2000.00 |</text:p>
      <text:p text:style-name="P18">| <text:s text:c="8"/>301 | Mammootty <text:s/>| <text:s text:c="4"/>1500.00 |</text:p>
      <text:p text:style-name="P18">| <text:s text:c="8"/>401 | Prithviraj | <text:s text:c="4"/>1200.00 |</text:p>
      <text:p text:style-name="P18">| <text:s text:c="8"/>501 | Fahadh <text:s text:c="4"/>| <text:s text:c="4"/>1800.00 |</text:p>
      <text:p text:style-name="P18">| <text:s text:c="8"/>601 | Nivin <text:s text:c="5"/>| <text:s text:c="4"/>2500.00 |</text:p>
      <text:p text:style-name="P18">| <text:s text:c="8"/>701 | Dulquer <text:s text:c="3"/>| <text:s text:c="4"/>2200.00 |</text:p>
      <text:p text:style-name="P18">| <text:s text:c="8"/>801 | Jayasurya <text:s/>| <text:s text:c="4"/>3000.00 |</text:p>
      <text:p text:style-name="P18">| <text:s text:c="8"/>901 | Vineeth <text:s text:c="3"/>| <text:s text:c="4"/>1700.00 |</text:p>
      <text:p text:style-name="P18">| <text:s text:c="7"/>1001 | Prithviraj | <text:s text:c="4"/>1900.00 |</text:p>
      <text:p text:style-name="P18">+-------------+------------+-------------+</text:p>
      <text:p text:style-name="P18">10 rows in set (0.00 sec)</text:p>
      <text:p text:style-name="P18"/>
      <text:p text:style-name="P18"/>
      <text:p text:style-name="P18"/>
      <text:p text:style-name="P18"/>
      <text:p text:style-name="P18"/>
      <text:list xml:id="list181309338829171" text:continue-list="list2581737760" text:style-name="WWNum2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soft-page-break/>Perform all types of JOIN operations on Employee and Loan tables</text:h>
                    </text:list-item>
                  </text:list>
                </text:list-item>
              </text:list>
            </text:list-item>
          </text:list>
        </text:list-item>
      </text:list>
      <text:list xml:id="list1265336498" text:style-name="L17">
        <text:list-item>
          <text:p text:style-name="P54">a)<text:span text:style-name="T4">Inner Join</text:span></text:p>
          <text:p text:style-name="P54"/>
        </text:list-item>
      </text:list>
      <text:list xml:id="list2189705535" text:style-name="L18">
        <text:list-item>
          <text:p text:style-name="P56">mysql&gt; SELECT Employee.Employee_Id, Employee.Lastname, Loan.Loan_Amount</text:p>
        </text:list-item>
      </text:list>
      <text:p text:style-name="P18"><text:s text:c="4"/>-&gt; FROM Employee</text:p>
      <text:p text:style-name="P18"><text:s text:c="4"/>-&gt; INNER JOIN Loan ON Employee.Employee_Id = Loan.Employee_Id;</text:p>
      <text:p text:style-name="P18">+-------------+-------------+-------------+</text:p>
      <text:p text:style-name="P18">| Employee_Id | Lastname <text:s text:c="3"/>| Loan_Amount |</text:p>
      <text:p text:style-name="P18">+-------------+-------------+-------------+</text:p>
      <text:p text:style-name="P18">| <text:s text:c="8"/>101 | Viswanathan | <text:s text:c="4"/>1000.00 |</text:p>
      <text:p text:style-name="P18">| <text:s text:c="8"/>201 | Pillai <text:s text:c="5"/>| <text:s text:c="4"/>2000.00 |</text:p>
      <text:p text:style-name="P18">| <text:s text:c="8"/>301 | Ali <text:s text:c="8"/>| <text:s text:c="4"/>1500.00 |</text:p>
      <text:p text:style-name="P18">| <text:s text:c="8"/>401 | Ali <text:s text:c="8"/>| <text:s text:c="4"/>1200.00 |</text:p>
      <text:p text:style-name="P18">| <text:s text:c="8"/>501 | Faasil <text:s text:c="5"/>| <text:s text:c="4"/>1800.00 |</text:p>
      <text:p text:style-name="P18">| <text:s text:c="8"/>601 | Pauly <text:s text:c="6"/>| <text:s text:c="4"/>2500.00 |</text:p>
      <text:p text:style-name="P18">| <text:s text:c="8"/>701 | Salmaan <text:s text:c="4"/>| <text:s text:c="4"/>2200.00 |</text:p>
      <text:p text:style-name="P18">| <text:s text:c="8"/>801 | Ramasamy <text:s text:c="3"/>| <text:s text:c="4"/>3000.00 |</text:p>
      <text:p text:style-name="P18">| <text:s text:c="8"/>901 | Kumar <text:s text:c="6"/>| <text:s text:c="4"/>1700.00 |</text:p>
      <text:p text:style-name="P18">| <text:s text:c="7"/>1001 | Sukumaran <text:s text:c="2"/>| <text:s text:c="4"/>1900.00 |</text:p>
      <text:p text:style-name="P18">+-------------+-------------+-------------+</text:p>
      <text:p text:style-name="P18">10 rows in set (0.00 sec)</text:p>
      <text:p text:style-name="P18"/>
      <text:p text:style-name="P18"/>
      <text:list xml:id="list3143571728" text:style-name="L19">
        <text:list-item>
          <text:p text:style-name="P55">b)<text:span text:style-name="T4">Left Join</text:span></text:p>
        </text:list-item>
      </text:list>
      <text:p text:style-name="P22"/>
      <text:list xml:id="list1791975052" text:style-name="L20">
        <text:list-item>
          <text:p text:style-name="P57">mysql&gt; SELECT Employee.Employee_Id, Employee.Lastname, Loan.Loan_Amount</text:p>
        </text:list-item>
      </text:list>
      <text:p text:style-name="P18"><text:s text:c="4"/>-&gt; FROM Employee</text:p>
      <text:p text:style-name="P18"><text:s text:c="4"/>-&gt; LEFT JOIN Loan ON Employee.Employee_Id = Loan.Employee_Id;</text:p>
      <text:p text:style-name="P18">+-------------+-------------+-------------+</text:p>
      <text:p text:style-name="P18">| Employee_Id | Lastname <text:s text:c="3"/>| Loan_Amount |</text:p>
      <text:p text:style-name="P18">+-------------+-------------+-------------+</text:p>
      <text:p text:style-name="P18">| <text:s text:c="8"/>101 | Viswanathan | <text:s text:c="4"/>1000.00 |</text:p>
      <text:p text:style-name="P18">| <text:s text:c="8"/>201 | Pillai <text:s text:c="5"/>| <text:s text:c="4"/>2000.00 |</text:p>
      <text:p text:style-name="P18">| <text:s text:c="8"/>301 | Ali <text:s text:c="8"/>| <text:s text:c="4"/>1500.00 |</text:p>
      <text:p text:style-name="P18">| <text:s text:c="8"/>401 | Ali <text:s text:c="8"/>| <text:s text:c="4"/>1200.00 |</text:p>
      <text:p text:style-name="P18">| <text:s text:c="8"/>501 | Faasil <text:s text:c="5"/>| <text:s text:c="4"/>1800.00 |</text:p>
      <text:p text:style-name="P18">| <text:s text:c="8"/>601 | Pauly <text:s text:c="6"/>| <text:s text:c="4"/>2500.00 |</text:p>
      <text:p text:style-name="P18">| <text:s text:c="8"/>701 | Salmaan <text:s text:c="4"/>| <text:s text:c="4"/>2200.00 |</text:p>
      <text:p text:style-name="P18">| <text:s text:c="8"/>801 | Ramasamy <text:s text:c="3"/>| <text:s text:c="4"/>3000.00 |</text:p>
      <text:p text:style-name="P18">| <text:s text:c="8"/>901 | Kumar <text:s text:c="6"/>| <text:s text:c="4"/>1700.00 |</text:p>
      <text:p text:style-name="P18">| <text:s text:c="7"/>1001 | Sukumaran <text:s text:c="2"/>| <text:s text:c="4"/>1900.00 |</text:p>
      <text:p text:style-name="P18">+-------------+-------------+-------------+</text:p>
      <text:p text:style-name="P1">10 rows in set (0.00 sec)</text:p>
      <text:p text:style-name="P1"/>
      <text:p text:style-name="P23"/>
      <text:list xml:id="list1084253492" text:style-name="L21">
        <text:list-item>
          <text:p text:style-name="P58"><text:span text:style-name="T6">c)</text:span><text:span text:style-name="T5">Right Join</text:span></text:p>
          <text:p text:style-name="P59"/>
        </text:list-item>
      </text:list>
      <text:list xml:id="list968680049" text:style-name="L22">
        <text:list-item>
          <text:p text:style-name="P81"><text:span text:style-name="T7">m</text:span>ysql&gt; SELECT Employee.Employee_Id, Employee.Lastname, Loan.Loan_Amount</text:p>
        </text:list-item>
      </text:list>
      <text:p text:style-name="P10"><text:s text:c="4"/>-&gt; FROM Employee</text:p>
      <text:p text:style-name="P10"><text:s text:c="4"/>-&gt; RIGHT JOIN Loan ON Employee.Employee_Id = Loan.Employee_Id;</text:p>
      <text:p text:style-name="P10">+-------------+-------------+-------------+</text:p>
      <text:p text:style-name="P10">| Employee_Id | Lastname <text:s text:c="3"/>| Loan_Amount |</text:p>
      <text:p text:style-name="P10">+-------------+-------------+-------------+</text:p>
      <text:p text:style-name="P10">| <text:s text:c="8"/>101 | Viswanathan | <text:s text:c="4"/>1000.00 |</text:p>
      <text:p text:style-name="P10">| <text:s text:c="8"/>201 | Pillai <text:s text:c="5"/>| <text:s text:c="4"/>2000.00 |</text:p>
      <text:p text:style-name="P10">| <text:s text:c="8"/>301 | Ali <text:s text:c="8"/>| <text:s text:c="4"/>1500.00 |</text:p>
      <text:p text:style-name="P10">| <text:s text:c="8"/>401 | Ali <text:s text:c="8"/>| <text:s text:c="4"/>1200.00 |</text:p>
      <text:p text:style-name="P10">| <text:s text:c="8"/>501 | Faasil <text:s text:c="5"/>| <text:s text:c="4"/>1800.00 |</text:p>
      <text:p text:style-name="P10">| <text:s text:c="8"/>601 | Pauly <text:s text:c="6"/>| <text:s text:c="4"/>2500.00 |</text:p>
      <text:p text:style-name="P10">| <text:s text:c="8"/>701 | Salmaan <text:s text:c="4"/>| <text:s text:c="4"/>2200.00 |</text:p>
      <text:p text:style-name="P10">| <text:s text:c="8"/>801 | Ramasamy <text:s text:c="3"/>| <text:s text:c="4"/>3000.00 |</text:p>
      <text:p text:style-name="P10">| <text:s text:c="8"/>901 | Kumar <text:s text:c="6"/>| <text:s text:c="4"/>1700.00 |</text:p>
      <text:p text:style-name="P10">| <text:s text:c="7"/>1001 | Sukumaran <text:s text:c="2"/>| <text:s text:c="4"/>1900.00 |</text:p>
      <text:p text:style-name="P10">+-------------+-------------+-------------+</text:p>
      <text:p text:style-name="P11">10 rows in set (0.00 sec)</text:p>
      <text:p text:style-name="P11"/>
      <text:p text:style-name="P11"/>
      <text:p text:style-name="P11"/>
      <text:list xml:id="list4010934699" text:style-name="L23">
        <text:list-item>
          <text:p text:style-name="P60"><text:soft-page-break/>d)<text:span text:style-name="T4">Full Outer</text:span></text:p>
        </text:list-item>
      </text:list>
      <text:p text:style-name="P26"/>
      <text:list xml:id="list506856913" text:style-name="L24">
        <text:list-item>
          <text:p text:style-name="P64">mysql&gt; SELECT Employee.Employee_Id, Employee.Lastname, Loan.Loan_Amount</text:p>
        </text:list-item>
      </text:list>
      <text:p text:style-name="P24"><text:s text:c="4"/>-&gt; FROM Employee</text:p>
      <text:p text:style-name="P24"><text:s text:c="4"/>-&gt; LEFT JOIN Loan ON Employee.Employee_Id = Loan.Employee_Id</text:p>
      <text:p text:style-name="P24"><text:s text:c="4"/>-&gt; UNION</text:p>
      <text:p text:style-name="P24"><text:s text:c="4"/>-&gt; SELECT Employee.Employee_Id, Employee.Lastname, Loan.Loan_Amount</text:p>
      <text:p text:style-name="P24"><text:s text:c="4"/>-&gt; FROM Employee</text:p>
      <text:p text:style-name="P24"><text:s text:c="4"/>-&gt; RIGHT JOIN Loan ON Employee.Employee_Id = Loan.Employee_Id</text:p>
      <text:p text:style-name="P24"><text:s text:c="4"/>-&gt; WHERE Employee.Employee_Id IS NULL;</text:p>
      <text:p text:style-name="P24">+-------------+-------------+-------------+</text:p>
      <text:p text:style-name="P24">| Employee_Id | Lastname <text:s text:c="3"/>| Loan_Amount |</text:p>
      <text:p text:style-name="P24">+-------------+-------------+-------------+</text:p>
      <text:p text:style-name="P24">| <text:s text:c="8"/>101 | Viswanathan | <text:s text:c="4"/>1000.00 |</text:p>
      <text:p text:style-name="P24">| <text:s text:c="8"/>201 | Pillai <text:s text:c="5"/>| <text:s text:c="4"/>2000.00 |</text:p>
      <text:p text:style-name="P24">| <text:s text:c="8"/>301 | Ali <text:s text:c="8"/>| <text:s text:c="4"/>1500.00 |</text:p>
      <text:p text:style-name="P24">| <text:s text:c="8"/>401 | Ali <text:s text:c="8"/>| <text:s text:c="4"/>1200.00 |</text:p>
      <text:p text:style-name="P24">| <text:s text:c="8"/>501 | Faasil <text:s text:c="5"/>| <text:s text:c="4"/>1800.00 |</text:p>
      <text:p text:style-name="P24">| <text:s text:c="8"/>601 | Pauly <text:s text:c="6"/>| <text:s text:c="4"/>2500.00 |</text:p>
      <text:p text:style-name="P24">| <text:s text:c="8"/>701 | Salmaan <text:s text:c="4"/>| <text:s text:c="4"/>2200.00 |</text:p>
      <text:p text:style-name="P24">| <text:s text:c="8"/>801 | Ramasamy <text:s text:c="3"/>| <text:s text:c="4"/>3000.00 |</text:p>
      <text:p text:style-name="P24">| <text:s text:c="8"/>901 | Kumar <text:s text:c="6"/>| <text:s text:c="4"/>1700.00 |</text:p>
      <text:p text:style-name="P24">| <text:s text:c="7"/>1001 | Sukumaran <text:s text:c="2"/>| <text:s text:c="4"/>1900.00 |</text:p>
      <text:p text:style-name="P24">+-------------+-------------+-------------+</text:p>
      <text:p text:style-name="P27">10 rows in set (0.01 sec)</text:p>
      <text:p text:style-name="P27"/>
      <text:p text:style-name="P27"/>
      <text:p text:style-name="P27"/>
      <text:p text:style-name="P27"/>
      <text:list xml:id="list181308445195321" text:continue-list="list181309338829171" text:style-name="WWNum2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Perform all types of set operations on Employee and Loan tables</text:h>
                    </text:list-item>
                  </text:list>
                </text:list-item>
              </text:list>
            </text:list-item>
          </text:list>
        </text:list-item>
      </text:list>
      <text:list xml:id="list3193574453" text:style-name="L25">
        <text:list-item>
          <text:p text:style-name="P61">a)<text:span text:style-name="T4">Union</text:span></text:p>
        </text:list-item>
      </text:list>
      <text:p text:style-name="P25"/>
      <text:list xml:id="list2373360578" text:style-name="L26">
        <text:list-item>
          <text:p text:style-name="P82"><text:span text:style-name="T7">m</text:span>ysql&gt; SELECT Employee_Id, Lastname, Firstname FROM Employee</text:p>
        </text:list-item>
      </text:list>
      <text:p text:style-name="P10"><text:s text:c="4"/>-&gt; UNION</text:p>
      <text:p text:style-name="P10"><text:s text:c="4"/>-&gt; SELECT Employee_Id, Firstname, NULL FROM Loan;</text:p>
      <text:p text:style-name="P10">+-------------+-------------+------------+</text:p>
      <text:p text:style-name="P10">| Employee_Id | Lastname <text:s text:c="3"/>| Firstname <text:s/>|</text:p>
      <text:p text:style-name="P10">+-------------+-------------+------------+</text:p>
      <text:p text:style-name="P10">| <text:s text:c="8"/>101 | Viswanathan | Mohanlal <text:s text:c="2"/>|</text:p>
      <text:p text:style-name="P10">| <text:s text:c="8"/>201 | Pillai <text:s text:c="5"/>| Dileep <text:s text:c="4"/>|</text:p>
      <text:p text:style-name="P10">| <text:s text:c="8"/>301 | Ali <text:s text:c="8"/>| Mammootty <text:s/>|</text:p>
      <text:p text:style-name="P10">| <text:s text:c="8"/>401 | Ali <text:s text:c="8"/>| Prithviraj |</text:p>
      <text:p text:style-name="P10">| <text:s text:c="8"/>501 | Faasil <text:s text:c="5"/>| Fahadh <text:s text:c="4"/>|</text:p>
      <text:p text:style-name="P10">| <text:s text:c="8"/>601 | Pauly <text:s text:c="6"/>| Nivin <text:s text:c="5"/>|</text:p>
      <text:p text:style-name="P10">| <text:s text:c="8"/>701 | Salmaan <text:s text:c="4"/>| Dulquer <text:s text:c="3"/>|</text:p>
      <text:p text:style-name="P10">| <text:s text:c="8"/>801 | Ramasamy <text:s text:c="3"/>| Jayasurya <text:s/>|</text:p>
      <text:p text:style-name="P10">| <text:s text:c="8"/>901 | Kumar <text:s text:c="6"/>| Vineeth <text:s text:c="3"/>|</text:p>
      <text:p text:style-name="P10">| <text:s text:c="7"/>1001 | Sukumaran <text:s text:c="2"/>| Prithviraj |</text:p>
      <text:p text:style-name="P10">| <text:s text:c="8"/>101 | Mohanlal <text:s text:c="3"/>| NULL <text:s text:c="6"/>|</text:p>
      <text:p text:style-name="P10">| <text:s text:c="8"/>201 | Dileep <text:s text:c="5"/>| NULL <text:s text:c="6"/>|</text:p>
      <text:p text:style-name="P10">| <text:s text:c="8"/>301 | Mammootty <text:s text:c="2"/>| NULL <text:s text:c="6"/>|</text:p>
      <text:p text:style-name="P10">| <text:s text:c="8"/>401 | Prithviraj <text:s/>| NULL <text:s text:c="6"/>|</text:p>
      <text:p text:style-name="P10">| <text:s text:c="8"/>501 | Fahadh <text:s text:c="5"/>| NULL <text:s text:c="6"/>|</text:p>
      <text:p text:style-name="P10">| <text:s text:c="8"/>601 | Nivin <text:s text:c="6"/>| NULL <text:s text:c="6"/>|</text:p>
      <text:p text:style-name="P10">| <text:s text:c="8"/>701 | Dulquer <text:s text:c="4"/>| NULL <text:s text:c="6"/>|</text:p>
      <text:p text:style-name="P10">| <text:s text:c="8"/>801 | Jayasurya <text:s text:c="2"/>| NULL <text:s text:c="6"/>|</text:p>
      <text:p text:style-name="P10">| <text:s text:c="8"/>901 | Vineeth <text:s text:c="4"/>| NULL <text:s text:c="6"/>|</text:p>
      <text:p text:style-name="P10">| <text:s text:c="7"/>1001 | Prithviraj <text:s/>| NULL <text:s text:c="6"/>|</text:p>
      <text:p text:style-name="P10">+-------------+-------------+------------+</text:p>
      <text:p text:style-name="P12">20 rows in set (0.00 sec)</text:p>
      <text:p text:style-name="P12"/>
      <text:p text:style-name="P12"/>
      <text:list xml:id="list2473107909" text:style-name="L27">
        <text:list-item>
          <text:p text:style-name="P62">b)<text:span text:style-name="T4">Intersection</text:span></text:p>
        </text:list-item>
      </text:list>
      <text:p text:style-name="P25"/>
      <text:list xml:id="list3041052088" text:style-name="L28">
        <text:list-item>
          <text:p text:style-name="P65">mysql&gt; SELECT Employee.Employee_Id, Employee.Lastname, Employee.Firstname</text:p>
        </text:list-item>
      </text:list>
      <text:p text:style-name="P24"><text:s text:c="4"/>-&gt; FROM Employee</text:p>
      <text:p text:style-name="P24"><text:s text:c="4"/>-&gt; INNER JOIN Loan ON Employee.Employee_Id = Loan.Employee_Id;</text:p>
      <text:p text:style-name="P24"><text:soft-page-break/>+-------------+-------------+------------+</text:p>
      <text:p text:style-name="P24">| Employee_Id | Lastname <text:s text:c="3"/>| Firstname <text:s/>|</text:p>
      <text:p text:style-name="P24">+-------------+-------------+------------+</text:p>
      <text:p text:style-name="P24">| <text:s text:c="8"/>101 | Viswanathan | Mohanlal <text:s text:c="2"/>|</text:p>
      <text:p text:style-name="P24">| <text:s text:c="8"/>201 | Pillai <text:s text:c="5"/>| Dileep <text:s text:c="4"/>|</text:p>
      <text:p text:style-name="P24">| <text:s text:c="8"/>301 | Ali <text:s text:c="8"/>| Mammootty <text:s/>|</text:p>
      <text:p text:style-name="P24">| <text:s text:c="8"/>401 | Ali <text:s text:c="8"/>| Prithviraj |</text:p>
      <text:p text:style-name="P24">| <text:s text:c="8"/>501 | Faasil <text:s text:c="5"/>| Fahadh <text:s text:c="4"/>|</text:p>
      <text:p text:style-name="P24">| <text:s text:c="8"/>601 | Pauly <text:s text:c="6"/>| Nivin <text:s text:c="5"/>|</text:p>
      <text:p text:style-name="P24">| <text:s text:c="8"/>701 | Salmaan <text:s text:c="4"/>| Dulquer <text:s text:c="3"/>|</text:p>
      <text:p text:style-name="P24">| <text:s text:c="8"/>801 | Ramasamy <text:s text:c="3"/>| Jayasurya <text:s/>|</text:p>
      <text:p text:style-name="P24">| <text:s text:c="8"/>901 | Kumar <text:s text:c="6"/>| Vineeth <text:s text:c="3"/>|</text:p>
      <text:p text:style-name="P24">| <text:s text:c="7"/>1001 | Sukumaran <text:s text:c="2"/>| Prithviraj |</text:p>
      <text:p text:style-name="P24">+-------------+-------------+------------+</text:p>
      <text:p text:style-name="P24">10 rows in set (0.00 sec)</text:p>
      <text:p text:style-name="P24"/>
      <text:p text:style-name="P24"/>
      <text:list xml:id="list1144688060" text:style-name="L29">
        <text:list-item>
          <text:p text:style-name="P63">c)<text:span text:style-name="T4">Difference</text:span></text:p>
          <text:p text:style-name="P63"/>
        </text:list-item>
      </text:list>
      <text:list xml:id="list2309709003" text:style-name="L30">
        <text:list-item>
          <text:p text:style-name="P66">mysql&gt; SELECT Employee.Employee_Id, Employee.Lastname, Employee.Firstname</text:p>
        </text:list-item>
      </text:list>
      <text:p text:style-name="P24"><text:s text:c="4"/>-&gt; FROM Employee</text:p>
      <text:p text:style-name="P24"><text:s text:c="4"/>-&gt; LEFT JOIN Loan ON Employee.Employee_Id = Loan.Employee_Id</text:p>
      <text:p text:style-name="P24"><text:s text:c="4"/>-&gt; WHERE Loan.Employee_Id IS NULL;</text:p>
      <text:p text:style-name="P24">Empty set (0.00 sec)</text:p>
      <text:p text:style-name="P24"/>
      <text:p text:style-name="P24"/>
      <text:p text:style-name="P24"/>
      <text:p text:style-name="P24"/>
      <text:list xml:id="list181308648441226" text:continue-list="list181308445195321" text:style-name="WWNum2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Find out no.of employees working in “Sales” department</text:h>
                    </text:list-item>
                  </text:list>
                </text:list-item>
              </text:list>
            </text:list-item>
          </text:list>
        </text:list-item>
      </text:list>
      <text:list xml:id="list589502614" text:style-name="L31">
        <text:list-item>
          <text:p text:style-name="P67">mysql&gt; SELECT COUNT(*) AS EmployeeCount</text:p>
        </text:list-item>
      </text:list>
      <text:p text:style-name="P19"><text:s text:c="4"/>-&gt; FROM Employee</text:p>
      <text:p text:style-name="P19"><text:s text:c="4"/>-&gt; JOIN Department ON Employee.Department_Id = Department.Department_Id</text:p>
      <text:p text:style-name="P19"><text:s text:c="4"/>-&gt; WHERE Department.Name = 'Sales';</text:p>
      <text:p text:style-name="P19">+---------------+</text:p>
      <text:p text:style-name="P19">| EmployeeCount |</text:p>
      <text:p text:style-name="P19">+---------------+</text:p>
      <text:p text:style-name="P19">| <text:s text:c="12"/>3 |</text:p>
      <text:p text:style-name="P19">+---------------+</text:p>
      <text:p text:style-name="P28">1 row in set (0.00 sec)</text:p>
      <text:p text:style-name="P28"/>
      <text:p text:style-name="P28"/>
      <text:p text:style-name="P28"/>
      <text:p text:style-name="P28"/>
      <text:list xml:id="list181310135514113" text:continue-list="list181308648441226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Find out the employees who are not working in department 10 or 30</text:h>
                    </text:list-item>
                  </text:list>
                </text:list-item>
              </text:list>
            </text:list-item>
          </text:list>
        </text:list-item>
      </text:list>
      <text:list xml:id="list1221402262" text:style-name="L32">
        <text:list-item>
          <text:p text:style-name="P68">mysql&gt; SELECT Employee_Id, Lastname, Firstname</text:p>
        </text:list-item>
      </text:list>
      <text:p text:style-name="P19"><text:s text:c="4"/>-&gt; FROM Employee</text:p>
      <text:p text:style-name="P19"><text:s text:c="4"/>-&gt; WHERE Department_Id NOT IN (10, 30);</text:p>
      <text:p text:style-name="P19">+-------------+----------+------------+</text:p>
      <text:p text:style-name="P19">| Employee_Id | Lastname | Firstname <text:s/>|</text:p>
      <text:p text:style-name="P19">+-------------+----------+------------+</text:p>
      <text:p text:style-name="P19">| <text:s text:c="8"/>301 | Ali <text:s text:c="5"/>| Mammootty <text:s/>|</text:p>
      <text:p text:style-name="P19">| <text:s text:c="8"/>401 | Ali <text:s text:c="5"/>| Prithviraj |</text:p>
      <text:p text:style-name="P19">| <text:s text:c="8"/>901 | Kumar <text:s text:c="3"/>| Vineeth <text:s text:c="3"/>|</text:p>
      <text:p text:style-name="P19">| <text:s text:c="8"/>801 | Ramasamy | Jayasurya <text:s/>|</text:p>
      <text:p text:style-name="P19">+-------------+----------+------------+</text:p>
      <text:p text:style-name="P19">4 rows in set (0.00 sec)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list xml:id="list181309581347015" text:continue-list="list181310135514113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List out employee id, last name in descending order based on the salary column</text:h>
                    </text:list-item>
                  </text:list>
                </text:list-item>
              </text:list>
            </text:list-item>
          </text:list>
        </text:list-item>
      </text:list>
      <text:list xml:id="list1959662731" text:style-name="L33">
        <text:list-item>
          <text:p text:style-name="P69">mysql&gt; SELECT Employee_Id, Lastname</text:p>
        </text:list-item>
      </text:list>
      <text:p text:style-name="P19"><text:s text:c="4"/>-&gt; FROM Employee</text:p>
      <text:p text:style-name="P19"><text:s text:c="4"/>-&gt; ORDER BY Salary DESC;</text:p>
      <text:p text:style-name="P19">+-------------+-------------+</text:p>
      <text:p text:style-name="P19">| Employee_Id | Lastname <text:s text:c="3"/>|</text:p>
      <text:p text:style-name="P19">+-------------+-------------+</text:p>
      <text:p text:style-name="P19">| <text:s text:c="8"/>101 | Viswanathan |</text:p>
      <text:p text:style-name="P19">| <text:s text:c="8"/>201 | Pillai <text:s text:c="5"/>|</text:p>
      <text:p text:style-name="P19">| <text:s text:c="8"/>501 | Faasil <text:s text:c="5"/>|</text:p>
      <text:p text:style-name="P19">| <text:s text:c="8"/>801 | Ramasamy <text:s text:c="3"/>|</text:p>
      <text:p text:style-name="P19">| <text:s text:c="8"/>301 | Ali <text:s text:c="8"/>|</text:p>
      <text:p text:style-name="P19">| <text:s text:c="7"/>1001 | Sukumaran <text:s text:c="2"/>|</text:p>
      <text:p text:style-name="P19">| <text:s text:c="8"/>701 | Salmaan <text:s text:c="4"/>|</text:p>
      <text:p text:style-name="P19">| <text:s text:c="8"/>401 | Ali <text:s text:c="8"/>|</text:p>
      <text:p text:style-name="P19">| <text:s text:c="8"/>901 | Kumar <text:s text:c="6"/>|</text:p>
      <text:p text:style-name="P19">| <text:s text:c="8"/>601 | Pauly <text:s text:c="6"/>|</text:p>
      <text:p text:style-name="P19">+-------------+-------------+</text:p>
      <text:p text:style-name="P19">10 rows in set (0.00 sec)</text:p>
      <text:p text:style-name="P19"/>
      <text:p text:style-name="P19"/>
      <text:p text:style-name="P19"/>
      <text:p text:style-name="P19"/>
      <text:p text:style-name="P19"/>
      <text:list xml:id="list181309900161577" text:continue-list="list181309581347015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How many employees who are working in different departments wise in the organization</text:h>
                    </text:list-item>
                  </text:list>
                </text:list-item>
              </text:list>
            </text:list-item>
          </text:list>
        </text:list-item>
      </text:list>
      <text:list xml:id="list2214956142" text:style-name="L34">
        <text:list-item>
          <text:p text:style-name="P70">mysql&gt; SELECT Department.Name, COUNT(*) AS EmployeeCount</text:p>
        </text:list-item>
      </text:list>
      <text:p text:style-name="P19"><text:s text:c="4"/>-&gt; FROM Employee</text:p>
      <text:p text:style-name="P19"><text:s text:c="4"/>-&gt; JOIN Department ON Employee.Department_Id = Department.Department_Id</text:p>
      <text:p text:style-name="P19"><text:s text:c="4"/>-&gt; GROUP BY Department.Name;</text:p>
      <text:p text:style-name="P19">+-----------------+---------------+</text:p>
      <text:p text:style-name="P19">| Name <text:s text:c="11"/>| EmployeeCount |</text:p>
      <text:p text:style-name="P19">+-----------------+---------------+</text:p>
      <text:p text:style-name="P19">| Sales <text:s text:c="10"/>| <text:s text:c="12"/>3 |</text:p>
      <text:p text:style-name="P19">| Marketing <text:s text:c="6"/>| <text:s text:c="12"/>3 |</text:p>
      <text:p text:style-name="P19">| Finance <text:s text:c="8"/>| <text:s text:c="12"/>3 |</text:p>
      <text:p text:style-name="P19">| Human Resources | <text:s text:c="12"/>1 |</text:p>
      <text:p text:style-name="P19">+-----------------+---------------+</text:p>
      <text:p text:style-name="P19">4 rows in set (0.00 sec)</text:p>
      <text:p text:style-name="P19"/>
      <text:p text:style-name="P19"/>
      <text:p text:style-name="P19"/>
      <text:p text:style-name="P19"/>
      <text:p text:style-name="P19"/>
      <text:list xml:id="list181310403125714" text:continue-list="list181309900161577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List out the department id having at least Two employees</text:h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/>
      <text:list xml:id="list2591717378" text:style-name="L35">
        <text:list-item>
          <text:p text:style-name="P71">mysql&gt; SELECT Department_Id, COUNT(*) AS EmployeeCount</text:p>
        </text:list-item>
      </text:list>
      <text:p text:style-name="P19"><text:s text:c="4"/>-&gt; FROM Employee</text:p>
      <text:p text:style-name="P19"><text:s text:c="4"/>-&gt; GROUP BY Department_Id</text:p>
      <text:p text:style-name="P19"><text:s text:c="4"/>-&gt; HAVING COUNT(*) &gt;= 2;</text:p>
      <text:p text:style-name="P19">+---------------+---------------+</text:p>
      <text:p text:style-name="P19">| Department_Id | EmployeeCount |</text:p>
      <text:p text:style-name="P19">+---------------+---------------+</text:p>
      <text:p text:style-name="P19">| <text:s text:c="11"/>10 | <text:s text:c="12"/>3 |</text:p>
      <text:p text:style-name="P19">| <text:s text:c="11"/>20 | <text:s text:c="12"/>3 |</text:p>
      <text:p text:style-name="P19">| <text:s text:c="11"/>30 | <text:s text:c="12"/>3 |</text:p>
      <text:p text:style-name="P19">+---------------+---------------+</text:p>
      <text:p text:style-name="P19">3 rows in set (0.01 sec)</text:p>
      <text:p text:style-name="P19"/>
      <text:p text:style-name="P19"/>
      <text:p text:style-name="P19"/>
      <text:p text:style-name="P19"/>
      <text:p text:style-name="P19"/>
      <text:p text:style-name="P21"/>
      <text:list xml:id="list181308993797845" text:continue-list="list181310403125714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Display the employee who got the maximum salary</text:h>
                    </text:list-item>
                  </text:list>
                </text:list-item>
              </text:list>
            </text:list-item>
          </text:list>
        </text:list-item>
      </text:list>
      <text:list xml:id="list3942431088" text:style-name="L36">
        <text:list-item>
          <text:p text:style-name="P72">mysql&gt; SELECT Employee_Id, Lastname, Firstname, Salary</text:p>
        </text:list-item>
      </text:list>
      <text:p text:style-name="P19"><text:s text:c="4"/>-&gt; FROM Employee</text:p>
      <text:p text:style-name="P19"><text:s text:c="4"/>-&gt; WHERE Salary = (SELECT MAX(Salary) FROM Employee);</text:p>
      <text:p text:style-name="P19">+-------------+-------------+-----------+---------+</text:p>
      <text:p text:style-name="P19">| Employee_Id | Lastname <text:s text:c="3"/>| Firstname | Salary <text:s/>|</text:p>
      <text:p text:style-name="P19">+-------------+-------------+-----------+---------+</text:p>
      <text:p text:style-name="P19">| <text:s text:c="8"/>101 | Viswanathan | Mohanlal <text:s/>| 5000.00 |</text:p>
      <text:p text:style-name="P19">+-------------+-------------+-----------+---------+</text:p>
      <text:p text:style-name="P19">1 row in set (0.00 sec)</text:p>
      <text:p text:style-name="P19"/>
      <text:p text:style-name="P19"/>
      <text:p text:style-name="P19"/>
      <text:p text:style-name="P19"/>
      <text:p text:style-name="P19"/>
      <text:list xml:id="list181308636064229" text:continue-list="list181308993797845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Update the employees’ salaries, who are working as Clerk on the basis of 10%</text:h>
                    </text:list-item>
                  </text:list>
                </text:list-item>
              </text:list>
            </text:list-item>
          </text:list>
        </text:list-item>
      </text:list>
      <text:list xml:id="list2408133677" text:style-name="L37">
        <text:list-item>
          <text:p text:style-name="P73">mysql&gt; UPDATE Employee</text:p>
        </text:list-item>
      </text:list>
      <text:p text:style-name="P19"><text:s text:c="4"/>-&gt; SET Salary = Salary * 1.1</text:p>
      <text:p text:style-name="P19"><text:s text:c="4"/>-&gt; WHERE Job_Id = (SELECT Job_Id FROM Job WHERE `Function` = 'Clerk');</text:p>
      <text:p text:style-name="P19">Query OK, 0 rows affected (0.01 sec)</text:p>
      <text:p text:style-name="P19">Rows matched: 0 <text:s/>Changed: 0 <text:s/>Warnings: 0</text:p>
      <text:p text:style-name="P19"/>
      <text:list xml:id="list1063893946" text:style-name="L38">
        <text:list-item>
          <text:p text:style-name="P46">mysql&gt; SELECT * FROM Employee;</text:p>
        </text:list-item>
      </text:list>
      <text:p text:style-name="P17">+-------------+-------------+------------+----------------+--------+------------+------------+---------+---------------+</text:p>
      <text:p text:style-name="P17">| Employee_Id | Lastname <text:s text:c="3"/>| Firstname <text:s/>| Middlename <text:s text:c="4"/>| Job_Id | Manager_Id | Hiredate <text:s text:c="2"/>| Salary <text:s/>| Department_Id |</text:p>
      <text:p text:style-name="P17">+-------------+-------------+------------+----------------+--------+------------+------------+---------+---------------+</text:p>
      <text:p text:style-name="P17">| <text:s text:c="8"/>101 | Viswanathan | Mohanlal <text:s text:c="2"/>| Gopalakrishnan | <text:s text:c="5"/>1 | <text:s text:c="6"/>NULL | 2021-01-01 | 5000.00 | <text:s text:c="11"/>10 |</text:p>
      <text:p text:style-name="P17">| <text:s text:c="8"/>201 | Pillai <text:s text:c="5"/>| Dileep <text:s text:c="4"/>| Kumar <text:s text:c="9"/>| <text:s text:c="5"/>2 | <text:s text:c="7"/>101 | 2021-02-01 | 4500.00 | <text:s text:c="11"/>10 |</text:p>
      <text:p text:style-name="P17">| <text:s text:c="8"/>301 | Ali <text:s text:c="8"/>| Mammootty <text:s/>| Rasheed <text:s text:c="7"/>| <text:s text:c="5"/>3 | <text:s text:c="7"/>201 | 2021-03-01 | 4000.00 | <text:s text:c="11"/>20 |</text:p>
      <text:p text:style-name="P17">| <text:s text:c="8"/>401 | Ali <text:s text:c="8"/>| Prithviraj | Sukumaran <text:s text:c="5"/>| <text:s text:c="5"/>4 | <text:s text:c="7"/>401 | 2021-04-01 | 3800.00 | <text:s text:c="11"/>20 |</text:p>
      <text:p text:style-name="P17">| <text:s text:c="8"/>501 | Faasil <text:s text:c="5"/>| Fahadh <text:s text:c="4"/>| Faasil <text:s text:c="8"/>| <text:s text:c="5"/>2 | <text:s text:c="7"/>101 | 2021-05-01 | 4200.00 | <text:s text:c="11"/>10 |</text:p>
      <text:p text:style-name="P17">| <text:s text:c="8"/>601 | Pauly <text:s text:c="6"/>| Nivin <text:s text:c="5"/>| Jacob <text:s text:c="9"/>| <text:s text:c="5"/>5 | <text:s text:c="7"/>301 | 2021-06-01 | 3700.00 | <text:s text:c="11"/>30 |</text:p>
      <text:p text:style-name="P17">| <text:s text:c="8"/>701 | Salmaan <text:s text:c="4"/>| Dulquer <text:s text:c="3"/>| Salmaan <text:s text:c="7"/>| <text:s text:c="5"/>6 | <text:s text:c="7"/>601 | 2021-07-01 | 3900.00 | <text:s text:c="11"/>30 |</text:p>
      <text:p text:style-name="P17">| <text:s text:c="8"/>801 | Ramasamy <text:s text:c="3"/>| Jayasurya <text:s/>| Rajagopal <text:s text:c="5"/>| <text:s text:c="5"/>7 | <text:s text:c="7"/>701 | 2021-08-01 | 4100.00 | <text:s text:c="11"/>40 |</text:p>
      <text:p text:style-name="P17">| <text:s text:c="8"/>901 | Kumar <text:s text:c="6"/>| Vineeth <text:s text:c="3"/>| Kumar <text:s text:c="9"/>| <text:s text:c="5"/>4 | <text:s text:c="7"/>201 | 2021-09-01 | 3800.00 | <text:s text:c="11"/>20 |</text:p>
      <text:p text:style-name="P17">| <text:s text:c="7"/>1001 | Sukumaran <text:s text:c="2"/>| Prithviraj | Grace <text:s text:c="9"/>| <text:s text:c="5"/>6 | <text:s text:c="7"/>501 | 2021-10-01 | 4000.00 | <text:s text:c="11"/>30 |</text:p>
      <text:p text:style-name="P17">+-------------+-------------+------------+----------------+--------+------------+------------+---------+---------------+</text:p>
      <text:p text:style-name="P17">10 rows in set (0.00 sec)</text:p>
      <text:p text:style-name="P9"/>
      <text:p text:style-name="P9"/>
      <text:p text:style-name="P9"/>
      <text:p text:style-name="P9"/>
      <text:p text:style-name="P9"/>
      <text:list xml:id="list181309752070887" text:continue-list="list181308636064229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Delete the employees who are working in Human Resources department</text:h>
                    </text:list-item>
                  </text:list>
                </text:list-item>
              </text:list>
            </text:list-item>
          </text:list>
        </text:list-item>
      </text:list>
      <text:list xml:id="list99204444" text:style-name="L39">
        <text:list-item>
          <text:p text:style-name="P74">mysql&gt; DELETE FROM Loan</text:p>
        </text:list-item>
      </text:list>
      <text:p text:style-name="P19"><text:s text:c="4"/>-&gt; WHERE Employee_Id IN (SELECT Employee_Id FROM Employee WHERE Department_Id = (SELECT Department_Id FROM Department WHERE Name = 'Human Resources'));</text:p>
      <text:p text:style-name="P19">Query OK, 1 row affected (0.03 sec)</text:p>
      <text:p text:style-name="P20"/>
      <text:list xml:id="list235724335" text:style-name="L40">
        <text:list-item>
          <text:p text:style-name="P75">mysql&gt; DELETE FROM Employee</text:p>
        </text:list-item>
      </text:list>
      <text:p text:style-name="P19"><text:s text:c="4"/>-&gt; WHERE Department_Id = (SELECT Department_Id FROM Department WHERE Name = 'Human Resources');</text:p>
      <text:p text:style-name="P19">Query OK, 1 row affected (0.02 sec)</text:p>
      <text:p text:style-name="P19"/>
      <text:list xml:id="list1181767558" text:style-name="L41">
        <text:list-item>
          <text:p text:style-name="P47">mysql&gt; SELECT * FROM Employee;</text:p>
        </text:list-item>
      </text:list>
      <text:p text:style-name="P17">+-------------+-------------+------------+----------------+--------+------------+------------+---------+---------------+</text:p>
      <text:p text:style-name="P17">| Employee_Id | Lastname <text:s text:c="3"/>| Firstname <text:s/>| Middlename <text:s text:c="4"/>| Job_Id | Manager_Id | Hiredate <text:s text:c="2"/>| Salary <text:s/>| Department_Id |</text:p>
      <text:p text:style-name="P17">+-------------+-------------+------------+----------------+--------+------------+------------+---------+---------------+</text:p>
      <text:p text:style-name="P17">| <text:s text:c="8"/>101 | Viswanathan | Mohanlal <text:s text:c="2"/>| Gopalakrishnan | <text:s text:c="5"/>1 | <text:s text:c="6"/>NULL | 2021-01-01 | 5000.00 | <text:s text:c="11"/>10 |</text:p>
      <text:p text:style-name="P17">| <text:s text:c="8"/>201 | Pillai <text:s text:c="5"/>| Dileep <text:s text:c="4"/>| Kumar <text:s text:c="9"/>| <text:s text:c="5"/>2 | <text:s text:c="7"/>101 | 2021-02-01 | 4500.00 | <text:s text:c="11"/>10 |</text:p>
      <text:p text:style-name="P17">| <text:s text:c="8"/>301 | Ali <text:s text:c="8"/>| Mammootty <text:s/>| Rasheed <text:s text:c="7"/>| <text:s text:c="5"/>3 | <text:s text:c="7"/>201 | 2021-03-01 | 4000.00 | <text:s text:c="11"/>20 |</text:p>
      <text:p text:style-name="P17">| <text:s text:c="8"/>401 | Ali <text:s text:c="8"/>| Prithviraj | Sukumaran <text:s text:c="5"/>| <text:s text:c="5"/>4 | <text:s text:c="7"/>401 | 2021-04-01 | 3800.00 | <text:s text:c="11"/>20 |</text:p>
      <text:p text:style-name="P17">| <text:s text:c="8"/>501 | Faasil <text:s text:c="5"/>| Fahadh <text:s text:c="4"/>| Faasil <text:s text:c="8"/>| <text:s text:c="5"/>2 | <text:s text:c="7"/>101 | 2021-05-01 | 4200.00 | <text:s text:c="11"/>10 |</text:p>
      <text:p text:style-name="P17">| <text:s text:c="8"/>601 | Pauly <text:s text:c="6"/>| Nivin <text:s text:c="5"/>| Jacob <text:s text:c="9"/>| <text:s text:c="5"/>5 | <text:s text:c="7"/>301 | 2021-06-01 | 3700.00 | <text:s text:c="11"/>30 |</text:p>
      <text:p text:style-name="P17">| <text:s text:c="8"/>701 | Salmaan <text:s text:c="4"/>| Dulquer <text:s text:c="3"/>| Salmaan <text:s text:c="7"/>| <text:s text:c="5"/>6 | <text:s text:c="7"/>601 | 2021-07-01 | 3900.00 | <text:s text:c="11"/>30 |</text:p>
      <text:p text:style-name="P17">| <text:s text:c="8"/>901 | Kumar <text:s text:c="6"/>| Vineeth <text:s text:c="3"/>| Kumar <text:s text:c="9"/>| <text:s text:c="5"/>4 | <text:s text:c="7"/>201 | 2021-09-01 | 3800.00 | <text:s text:c="11"/>20 |</text:p>
      <text:p text:style-name="P17">| <text:s text:c="7"/>1001 | Sukumaran <text:s text:c="2"/>| Prithviraj | Grace <text:s text:c="9"/>| <text:s text:c="5"/>6 | <text:s text:c="7"/>501 | 2021-10-01 | 4000.00 | <text:s text:c="11"/>30 |</text:p>
      <text:p text:style-name="P17">+-------------+-------------+------------+----------------+--------+------------+------------+---------+---------------+</text:p>
      <text:p text:style-name="P17">9 rows in set (0.01 sec)</text:p>
      <text:p text:style-name="P9"/>
      <text:p text:style-name="P9"/>
      <text:p text:style-name="P9"/>
      <text:p text:style-name="P9"/>
      <text:p text:style-name="P9"/>
      <text:list xml:id="list181309080078391" text:continue-list="list181309752070887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Find out whose department has not employees</text:h>
                    </text:list-item>
                  </text:list>
                </text:list-item>
              </text:list>
            </text:list-item>
          </text:list>
        </text:list-item>
      </text:list>
      <text:list xml:id="list3265715715" text:style-name="L42">
        <text:list-item>
          <text:p text:style-name="P76">mysql&gt; SELECT Department.Department_Id, Department.Name</text:p>
        </text:list-item>
      </text:list>
      <text:p text:style-name="P19"><text:s text:c="4"/>-&gt; FROM Department</text:p>
      <text:p text:style-name="P19"><text:s text:c="4"/>-&gt; LEFT JOIN Employee ON Department.Department_Id = Employee.Department_Id</text:p>
      <text:p text:style-name="P19"><text:s text:c="4"/>-&gt; WHERE Employee.Employee_Id IS NULL;</text:p>
      <text:p text:style-name="P19">+---------------+--------------------------+</text:p>
      <text:p text:style-name="P19">| Department_Id | Name <text:s text:c="20"/>|</text:p>
      <text:p text:style-name="P19">+---------------+--------------------------+</text:p>
      <text:p text:style-name="P19">| <text:s text:c="11"/>40 | Human Resources <text:s text:c="9"/>|</text:p>
      <text:p text:style-name="P19">| <text:s text:c="11"/>50 | Operations <text:s text:c="14"/>|</text:p>
      <text:p text:style-name="P19">| <text:s text:c="11"/>60 | IT <text:s text:c="22"/>|</text:p>
      <text:p text:style-name="P19">| <text:s text:c="11"/>70 | Research and Development |</text:p>
      <text:p text:style-name="P19">| <text:s text:c="11"/>80 | Customer Service <text:s text:c="8"/>|</text:p>
      <text:p text:style-name="P19">| <text:s text:c="11"/>90 | Production <text:s text:c="14"/>|</text:p>
      <text:p text:style-name="P19">| <text:s text:c="10"/>100 | Quality Assurance <text:s text:c="7"/>|</text:p>
      <text:p text:style-name="P19">+---------------+--------------------------+</text:p>
      <text:p text:style-name="P19">7 rows in set (0.01 sec)</text:p>
      <text:p text:style-name="P19"/>
      <text:p text:style-name="P19"/>
      <text:p text:style-name="P19"/>
      <text:p text:style-name="P19"/>
      <text:p text:style-name="P19"/>
      <text:list xml:id="list181309031751341" text:continue-list="list181309080078391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List out the department wise maximum salary, minimum salary, average salary of the employees</text:h>
                    </text:list-item>
                  </text:list>
                </text:list-item>
              </text:list>
            </text:list-item>
          </text:list>
        </text:list-item>
      </text:list>
      <text:list xml:id="list2528345444" text:style-name="L43">
        <text:list-item>
          <text:p text:style-name="P77">mysql&gt; SELECT Department.Department_Id, Department.Name, MAX(Employee.Salary) AS MaxSalary, MIN(Employee.Salary) AS MinSalary, AVG(Employee.Salary) AS AvgSalary</text:p>
        </text:list-item>
      </text:list>
      <text:p text:style-name="P19"><text:s text:c="4"/>-&gt; FROM Department</text:p>
      <text:p text:style-name="P19"><text:s text:c="4"/>-&gt; JOIN Employee ON Department.Department_Id = Employee.Department_Id</text:p>
      <text:p text:style-name="P19"><text:s text:c="4"/>-&gt; GROUP BY Department.Department_Id, Department.Name;</text:p>
      <text:p text:style-name="P19">+---------------+-----------+-----------+-----------+-------------+</text:p>
      <text:p text:style-name="P19">| Department_Id | Name <text:s text:c="5"/>| MaxSalary | MinSalary | AvgSalary <text:s text:c="2"/>|</text:p>
      <text:p text:style-name="P19">+---------------+-----------+-----------+-----------+-------------+</text:p>
      <text:p text:style-name="P19">| <text:s text:c="11"/>10 | Sales <text:s text:c="4"/>| <text:s text:c="2"/>5000.00 | <text:s text:c="2"/>4200.00 | 4566.666667 |</text:p>
      <text:p text:style-name="P19">| <text:s text:c="11"/>20 | Marketing | <text:s text:c="2"/>4000.00 | <text:s text:c="2"/>3800.00 | 3866.666667 |</text:p>
      <text:p text:style-name="P19">| <text:s text:c="11"/>30 | Finance <text:s text:c="2"/>| <text:s text:c="2"/>4000.00 | <text:s text:c="2"/>3700.00 | 3866.666667 |</text:p>
      <text:p text:style-name="P19">+---------------+-----------+-----------+-----------+-------------+</text:p>
      <text:p text:style-name="P19">3 rows in set (0.01 sec)</text:p>
      <text:p text:style-name="P19"/>
      <text:p text:style-name="P19"/>
      <text:p text:style-name="P19"/>
      <text:p text:style-name="P19"/>
      <text:p text:style-name="P21"/>
      <text:list xml:id="list181309095597954" text:continue-list="list181309031751341" text:style-name="WWNum2">
        <text:list-item>
          <text:list>
            <text:list-item>
              <text:list>
                <text:list-item>
                  <text:list>
                    <text:list-item>
                      <text:h text:style-name="P33" text:outline-level="4">How many employees who are joined in 1985</text:h>
                    </text:list-item>
                  </text:list>
                </text:list-item>
              </text:list>
            </text:list-item>
          </text:list>
        </text:list-item>
      </text:list>
      <text:list xml:id="list4112810270" text:style-name="L44">
        <text:list-item>
          <text:p text:style-name="P78">mysql&gt; SELECT COUNT(*) AS EmployeeCount</text:p>
        </text:list-item>
      </text:list>
      <text:p text:style-name="P19"><text:s text:c="4"/>-&gt; FROM Employee</text:p>
      <text:p text:style-name="P19"><text:s text:c="4"/>-&gt; WHERE YEAR(Hiredate) = 1985;</text:p>
      <text:p text:style-name="P19">+---------------+</text:p>
      <text:p text:style-name="P19">| EmployeeCount |</text:p>
      <text:p text:style-name="P19">+---------------+</text:p>
      <text:p text:style-name="P19">| <text:s text:c="12"/>0 |</text:p>
      <text:p text:style-name="P19">+---------------+</text:p>
      <text:p text:style-name="P19">1 row in set (0.01 sec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19"/>
      <text:list xml:id="list181310462583967" text:continue-list="list181309095597954" text:style-name="WWNum2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Display the employees who are working in “Kollam”</text:h>
                    </text:list-item>
                  </text:list>
                </text:list-item>
              </text:list>
            </text:list-item>
          </text:list>
        </text:list-item>
      </text:list>
      <text:list xml:id="list1397261354" text:style-name="L45">
        <text:list-item>
          <text:p text:style-name="P79">mysql&gt; SELECT Employee.Employee_Id, Employee.Lastname, Employee.Firstname FROM Employee JOIN Department ON Employee.Department_Id = Department.Department_Id JOIN Location ON Department.Location_Id = Location.Location_Id WHERE Location.Regional_Group = 'Kollam';</text:p>
        </text:list-item>
      </text:list>
      <text:p text:style-name="P19">+-------------+-----------+------------+</text:p>
      <text:p text:style-name="P19">| Employee_Id | Lastname <text:s/>| Firstname <text:s/>|</text:p>
      <text:p text:style-name="P19">+-------------+-----------+------------+</text:p>
      <text:p text:style-name="P19">| <text:s text:c="8"/>601 | Pauly <text:s text:c="4"/>| Nivin <text:s text:c="5"/>|</text:p>
      <text:p text:style-name="P19">| <text:s text:c="8"/>701 | Salmaan <text:s text:c="2"/>| Dulquer <text:s text:c="3"/>|</text:p>
      <text:p text:style-name="P19">| <text:s text:c="7"/>1001 | Sukumaran | Prithviraj |</text:p>
      <text:p text:style-name="P19">+-------------+-----------+------------+</text:p>
      <text:p text:style-name="P19">3 rows in set (0.00 sec)4 rows in set (0.00 sec)</text:p>
      <text:p text:style-name="P19"/>
      <text:p text:style-name="P19"/>
      <text:p text:style-name="P19"/>
      <text:p text:style-name="P19"/>
      <text:p text:style-name="P19"/>
      <text:list xml:id="list181309535319438" text:continue-list="list181310462583967" text:style-name="WWNum2">
        <text:list-item>
          <text:list>
            <text:list-item>
              <text:list>
                <text:list-item>
                  <text:list>
                    <text:list-item>
                      <text:h text:style-name="P34" text:outline-level="4">List our employees with their department names</text:h>
                    </text:list-item>
                  </text:list>
                </text:list-item>
              </text:list>
            </text:list-item>
          </text:list>
        </text:list-item>
      </text:list>
      <text:list xml:id="list2956264025" text:style-name="L46">
        <text:list-item>
          <text:p text:style-name="P80">mysql&gt; SELECT Employee.Employee_Id, Employee.Lastname, Employee.Firstname, Department.Name</text:p>
        </text:list-item>
      </text:list>
      <text:p text:style-name="P19"><text:s text:c="4"/>-&gt; FROM Employee</text:p>
      <text:p text:style-name="P19"><text:s text:c="4"/>-&gt; JOIN Department ON Employee.Department_Id = Department.Department_Id;</text:p>
      <text:p text:style-name="P19">+-------------+-------------+------------+-----------+</text:p>
      <text:p text:style-name="P19">| Employee_Id | Lastname <text:s text:c="3"/>| Firstname <text:s/>| Name <text:s text:c="5"/>|</text:p>
      <text:p text:style-name="P19">+-------------+-------------+------------+-----------+</text:p>
      <text:p text:style-name="P19">| <text:s text:c="8"/>101 | Viswanathan | Mohanlal <text:s text:c="2"/>| Sales <text:s text:c="4"/>|</text:p>
      <text:p text:style-name="P19">| <text:s text:c="8"/>201 | Pillai <text:s text:c="5"/>| Dileep <text:s text:c="4"/>| Sales <text:s text:c="4"/>|</text:p>
      <text:p text:style-name="P19">| <text:s text:c="8"/>301 | Ali <text:s text:c="8"/>| Mammootty <text:s/>| Marketing |</text:p>
      <text:p text:style-name="P19">| <text:s text:c="8"/>401 | Ali <text:s text:c="8"/>| Prithviraj | Marketing |</text:p>
      <text:p text:style-name="P19">| <text:s text:c="8"/>501 | Faasil <text:s text:c="5"/>| Fahadh <text:s text:c="4"/>| Sales <text:s text:c="4"/>|</text:p>
      <text:p text:style-name="P19">| <text:s text:c="8"/>601 | Pauly <text:s text:c="6"/>| Nivin <text:s text:c="5"/>| Finance <text:s text:c="2"/>|</text:p>
      <text:p text:style-name="P19">| <text:s text:c="8"/>701 | Salmaan <text:s text:c="4"/>| Dulquer <text:s text:c="3"/>| Finance <text:s text:c="2"/>|</text:p>
      <text:p text:style-name="P19">| <text:s text:c="8"/>901 | Kumar <text:s text:c="6"/>| Vineeth <text:s text:c="3"/>| Marketing |</text:p>
      <text:p text:style-name="P19">| <text:s text:c="7"/>1001 | Sukumaran <text:s text:c="2"/>| Prithviraj | Finance <text:s text:c="2"/>|</text:p>
      <text:p text:style-name="P19">+-------------+-------------+------------+-----------+</text:p>
      <text:p text:style-name="P19">9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5:53:50.760934565</meta:creation-date>
    <dc:date>2023-06-17T18:13:07.875785907</dc:date>
    <meta:editing-duration>PT9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494" meta:word-count="3466" meta:character-count="24280" meta:non-whitespace-character-count="17158"/>
  </office:meta>
</office:document-meta>
</file>